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0d1" officeooo:paragraph-rsid="000890d1"/>
    </style:style>
    <style:style style:name="P2" style:family="paragraph" style:parent-style-name="Standard">
      <style:text-properties officeooo:rsid="000a16c1" officeooo:paragraph-rsid="000a1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Menu</text:p>
      <text:p text:style-name="P1">1. Home</text:p>
      <text:p text:style-name="P1">2. About Us</text:p>
      <text:p text:style-name="P1">3. Product</text:p>
      <text:p text:style-name="P1">4. Clients</text:p>
      <text:p text:style-name="P1">5. Contact us</text:p>
      <text:p text:style-name="P1"/>
      <text:p text:style-name="P1"/>
      <text:p text:style-name="P1">*Home</text:p>
      <text:p text:style-name="P2">Slider: We are the Doctors of your building(We analyse your problem (leakage, sewpage, cracks,building adhesiveness,)) - repait slide</text:p>
      <text:p text:style-name="P2">Construct with Constructive Chemicals (This will makes your building stronger and also protects from leakage, cracks and others problems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20:54:01.198903190</meta:creation-date>
    <dc:date>2017-01-29T21:22:19.102286521</dc:date>
    <meta:editing-duration>PT6M27S</meta:editing-duration>
    <meta:editing-cycles>1</meta:editing-cycles>
    <meta:document-statistic meta:table-count="0" meta:image-count="0" meta:object-count="0" meta:page-count="1" meta:paragraph-count="9" meta:word-count="51" meta:character-count="331" meta:non-whitespace-character-count="289"/>
    <meta:generator>LibreOffice/5.1.4.2$Linux_X86_64 LibreOffice_project/10m0$Build-2</meta:generator>
  </office:meta>
</office:document-meta>
</file>